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1cm"/>
    </style:style>
    <style:style style:name="co2" style:family="table-column">
      <style:table-column-properties fo:break-before="auto" style:column-width="5.486cm"/>
    </style:style>
    <style:style style:name="co3" style:family="table-column">
      <style:table-column-properties fo:break-before="auto" style:column-width="2.184cm"/>
    </style:style>
    <style:style style:name="co4" style:family="table-column">
      <style:table-column-properties fo:break-before="auto" style:column-width="2.434cm"/>
    </style:style>
    <style:style style:name="co5" style:family="table-column">
      <style:table-column-properties fo:break-before="auto" style:column-width="1.658cm"/>
    </style:style>
    <style:style style:name="co6" style:family="table-column">
      <style:table-column-properties fo:break-before="auto" style:column-width="0.616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auto" style:column-width="0.781cm"/>
    </style:style>
    <style:style style:name="co9" style:family="table-column">
      <style:table-column-properties fo:break-before="auto" style:column-width="2.632cm"/>
    </style:style>
    <style:style style:name="co10" style:family="table-column">
      <style:table-column-properties fo:break-before="auto" style:column-width="2.6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Tanker_20_Data">
      <style:table-properties table:display="true" style:writing-mode="lr-tb"/>
    </style:style>
    <style:style style:name="ta2" style:family="table" style:master-page-name="PageStyle_5f_Model_20_tests">
      <style:table-properties table:display="true" style:writing-mode="lr-tb"/>
    </style:style>
    <style:style style:name="ta3" style:family="table" style:master-page-name="PageStyle_5f_Ship_20_prediction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rotation-align="none"/>
    </style:style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40">
      <style:table-cell-properties style:rotation-align="none"/>
    </style:style>
    <style:style style:name="ce4" style:family="table-cell" style:parent-style-name="Default" style:data-style-name="N61">
      <style:table-cell-properties style:rotation-align="none"/>
    </style:style>
    <style:style style:name="ce5" style:family="table-cell" style:parent-style-name="Default" style:data-style-name="N141">
      <style:table-cell-properties style:rotation-align="none"/>
    </style:style>
    <style:style style:name="ce6" style:family="table-cell" style:parent-style-name="Default" style:data-style-name="N142">
      <style:table-cell-properties style:rotation-align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nker Dat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0" table:default-cell-style-name="Default"/>
        <table:table-row table:style-name="ro1">
          <table:table-cell/>
          <table:table-cell table:style-name="ce8" table:number-columns-repeated="3"/>
          <table:table-cell table:number-columns-repeated="60"/>
        </table:table-row>
        <table:table-row table:style-name="ro1">
          <table:table-cell/>
          <table:table-cell table:style-name="ce2" office:value-type="string" calcext:value-type="string">
            <text:p>Dim/Coef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Ship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Lwl - length of water line [m]</text:p>
          </table:table-cell>
          <table:table-cell office:value-type="float" office:value="6.022" calcext:value-type="float">
            <text:p>6.022</text:p>
          </table:table-cell>
          <table:table-cell office:value-type="float" office:value="239.19" calcext:value-type="float">
            <text:p>239.19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B - breadth [m]</text:p>
          </table:table-cell>
          <table:table-cell office:value-type="float" office:value="1.057" calcext:value-type="float">
            <text:p>1.057</text:p>
          </table:table-cell>
          <table:table-cell office:value-type="float" office:value="42" calcext:value-type="float">
            <text:p>42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T - draught [m]</text:p>
          </table:table-cell>
          <table:table-cell office:value-type="float" office:value="0.307" calcext:value-type="float">
            <text:p>0.307</text:p>
          </table:table-cell>
          <table:table-cell office:value-type="float" office:value="12.2" calcext:value-type="float">
            <text:p>12.2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Cb - block coefficinet</text:p>
          </table:table-cell>
          <table:table-cell table:number-columns-repeated="2" office:value-type="float" office:value="0.834" calcext:value-type="float">
            <text:p>0.834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D - displacemnt [m3]</text:p>
          </table:table-cell>
          <table:table-cell office:value-type="float" office:value="1.623" calcext:value-type="float">
            <text:p>1.623</text:p>
          </table:table-cell>
          <table:table-cell office:value-type="float" office:value="101664" calcext:value-type="float">
            <text:p>101664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S - wetted surface [m2]</text:p>
          </table:table-cell>
          <table:table-cell office:value-type="float" office:value="9.06" calcext:value-type="float">
            <text:p>9.06</text:p>
          </table:table-cell>
          <table:table-cell office:value-type="float" office:value="14291" calcext:value-type="float">
            <text:p>14291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Caam - Air resistance</text:p>
          </table:table-cell>
          <table:table-cell table:style-name="ce3" table:formula="of:=0.0288*0.001" office:value-type="float" office:value="0.0000288" calcext:value-type="float">
            <text:p>2.880E-05</text:p>
          </table:table-cell>
          <table:table-cell table:style-name="ce3" table:formula="of:=0.0288*0.001" office:value-type="float" office:value="0.0000288" calcext:value-type="float">
            <text:p>2.880E-05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Kinematic viscosity [Pa s]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Density [kg/m3]</text:p>
          </table:table-cell>
          <table:table-cell office:value-type="float" office:value="1000" calcext:value-type="float">
            <text:p>1000</text:p>
          </table:table-cell>
          <table:table-cell office:value-type="float" office:value="1025" calcext:value-type="float">
            <text:p>1025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hi</text:p>
          </table:table-cell>
          <table:table-cell table:formula="of:=[.C6]/[.C3]*SQRT([.C4]*2*[.C5])" office:value-type="float" office:value="0.111569883266676" calcext:value-type="float">
            <text:p>0.111569883266676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Form factor k</text:p>
          </table:table-cell>
          <table:table-cell table:formula="of:=0.6*[.C13]+145*POWER([.C13];3.5)" office:value-type="float" office:value="0.134205889322533" calcext:value-type="float">
            <text:p>0.134205889322533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Ca - Correlation factor</text:p>
          </table:table-cell>
          <table:table-cell table:style-name="ce4" office:value-type="float" office:value="-0.000228" calcext:value-type="float">
            <text:p>-2.28E-04</text:p>
          </table:table-cell>
          <table:table-cell table:number-columns-repeated="61"/>
        </table:table-row>
        <table:table-row table:style-name="ro1" table:number-rows-repeated="10485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del tests" table:style-name="ta2">
        <office:forms form:automatic-focus="false" form:apply-design-mode="false"/>
        <table:table-column table:style-name="co6" table:default-cell-style-name="ce1"/>
        <table:table-column table:style-name="co5" table:number-columns-repeated="2" table:default-cell-style-name="Default"/>
        <table:table-column table:style-name="co7" table:default-cell-style-name="ce1"/>
        <table:table-column table:style-name="co5" table:number-columns-repeated="60" table:default-cell-style-name="Default"/>
        <table:table-row table:style-name="ro1">
          <table:table-cell/>
          <table:table-cell table:style-name="ce8" table:number-columns-repeated="8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Rn</text:p>
          </table:table-cell>
          <table:table-cell table:style-name="ce2" office:value-type="string" calcext:value-type="string">
            <text:p>Rt [N]</text:p>
          </table:table-cell>
          <table:table-cell table:style-name="ce2" office:value-type="string" calcext:value-type="string">
            <text:p>1000 Ct</text:p>
          </table:table-cell>
          <table:table-cell table:style-name="ce2" office:value-type="string" calcext:value-type="string">
            <text:p>1000 Cf</text:p>
          </table:table-cell>
          <table:table-cell table:style-name="ce2" office:value-type="string" calcext:value-type="string">
            <text:p>1000 Cv</text:p>
          </table:table-cell>
          <table:table-cell table:style-name="ce2" office:value-type="string" calcext:value-type="string">
            <text:p>1000 Cr</text:p>
          </table:table-cell>
          <table:table-cell table:number-columns-repeated="55"/>
        </table:table-row>
        <table:table-row table:style-name="ro1">
          <table:table-cell/>
          <table:table-cell table:style-name="ce5" office:value-type="float" office:value="1.02" calcext:value-type="float">
            <text:p>1.020</text:p>
          </table:table-cell>
          <table:table-cell table:style-name="ce5" table:formula="of:=[.B3]/SQRT(9.81*[$'Tanker Data'.$C$3])" office:value-type="float" office:value="0.132707446420175" calcext:value-type="float">
            <text:p>0.133</text:p>
          </table:table-cell>
          <table:table-cell table:style-name="ce5" table:formula="of:=[.B3]*[$'Tanker Data'.$C$3]/([$'Tanker Data'.$C$10]/[$'Tanker Data'.$C$11])" office:value-type="float" office:value="6142440" calcext:value-type="float">
            <text:p>6142440.000</text:p>
          </table:table-cell>
          <table:table-cell table:style-name="ce5" office:value-type="float" office:value="18.28" calcext:value-type="float">
            <text:p>18.280</text:p>
          </table:table-cell>
          <table:table-cell table:style-name="ce5" table:formula="of:=1000*[.E3]/(0.5*[$'Tanker Data'.$C$11]*[.B3]^2*[$'Tanker Data'.$C$8])" office:value-type="float" office:value="3.87862369117668" calcext:value-type="float">
            <text:p>3.879</text:p>
          </table:table-cell>
          <table:table-cell table:style-name="ce5" table:formula="of:=1000*0.075/(LOG10([.D3]) - 2)^2" office:value-type="float" office:value="3.27107977220972" calcext:value-type="float">
            <text:p>3.271</text:p>
          </table:table-cell>
          <table:table-cell table:style-name="ce5" table:formula="of:=(1+[$'Tanker Data'.$C$14])*[$'Model tests'.G3]" office:value-type="float" office:value="3.71007794208408" calcext:value-type="float">
            <text:p>3.710</text:p>
          </table:table-cell>
          <table:table-cell table:style-name="ce5" table:formula="of:=[.F3]-[.H3]-1000*[$'Tanker Data'.$C$9]" office:value-type="float" office:value="0.139745749092603" calcext:value-type="float">
            <text:p>0.140</text:p>
          </table:table-cell>
          <table:table-cell table:number-columns-repeated="55"/>
        </table:table-row>
        <table:table-row table:style-name="ro1">
          <table:table-cell/>
          <table:table-cell table:style-name="ce5" office:value-type="float" office:value="1.061" calcext:value-type="float">
            <text:p>1.061</text:p>
          </table:table-cell>
          <table:table-cell table:style-name="ce5" table:formula="of:=[.B4]/SQRT(9.81*[$'Tanker Data'.$C$3])" office:value-type="float" office:value="0.138041765344907" calcext:value-type="float">
            <text:p>0.138</text:p>
          </table:table-cell>
          <table:table-cell table:style-name="ce5" table:formula="of:=[.B4]*[$'Tanker Data'.$C$3]/([$'Tanker Data'.$C$10]/[$'Tanker Data'.$C$11])" office:value-type="float" office:value="6389342" calcext:value-type="float">
            <text:p>6389342.000</text:p>
          </table:table-cell>
          <table:table-cell table:style-name="ce5" office:value-type="float" office:value="19.66" calcext:value-type="float">
            <text:p>19.660</text:p>
          </table:table-cell>
          <table:table-cell table:style-name="ce5" table:formula="of:=1000*[.E4]/(0.5*[$'Tanker Data'.$C$11]*[.B4]^2*[$'Tanker Data'.$C$8])" office:value-type="float" office:value="3.85526773498018" calcext:value-type="float">
            <text:p>3.855</text:p>
          </table:table-cell>
          <table:table-cell table:style-name="ce5" table:formula="of:=1000*0.075/(LOG10([.D4]) - 2)^2" office:value-type="float" office:value="3.24782057533512" calcext:value-type="float">
            <text:p>3.248</text:p>
          </table:table-cell>
          <table:table-cell table:style-name="ce5" table:formula="of:=(1+[$'Tanker Data'.$C$14])*[$'Model tests'.G4]" office:value-type="float" office:value="3.68369722400798" calcext:value-type="float">
            <text:p>3.684</text:p>
          </table:table-cell>
          <table:table-cell table:style-name="ce5" table:formula="of:=[.F4]-[.H4]-1000*[$'Tanker Data'.$C$9]" office:value-type="float" office:value="0.142770510972196" calcext:value-type="float">
            <text:p>0.143</text:p>
          </table:table-cell>
          <table:table-cell table:number-columns-repeated="55"/>
        </table:table-row>
        <table:table-row table:style-name="ro1">
          <table:table-cell/>
          <table:table-cell table:style-name="ce5" office:value-type="float" office:value="1.102" calcext:value-type="float">
            <text:p>1.102</text:p>
          </table:table-cell>
          <table:table-cell table:style-name="ce5" table:formula="of:=[.B5]/SQRT(9.81*[$'Tanker Data'.$C$3])" office:value-type="float" office:value="0.14337608426964" calcext:value-type="float">
            <text:p>0.143</text:p>
          </table:table-cell>
          <table:table-cell table:style-name="ce5" table:formula="of:=[.B5]*[$'Tanker Data'.$C$3]/([$'Tanker Data'.$C$10]/[$'Tanker Data'.$C$11])" office:value-type="float" office:value="6636244" calcext:value-type="float">
            <text:p>6636244.000</text:p>
          </table:table-cell>
          <table:table-cell table:style-name="ce5" office:value-type="float" office:value="21.1" calcext:value-type="float">
            <text:p>21.100</text:p>
          </table:table-cell>
          <table:table-cell table:style-name="ce5" table:formula="of:=1000*[.E5]/(0.5*[$'Tanker Data'.$C$11]*[.B5]^2*[$'Tanker Data'.$C$8])" office:value-type="float" office:value="3.835491849987" calcext:value-type="float">
            <text:p>3.835</text:p>
          </table:table-cell>
          <table:table-cell table:style-name="ce5" table:formula="of:=1000*0.075/(LOG10([.D5]) - 2)^2" office:value-type="float" office:value="3.225676715882" calcext:value-type="float">
            <text:p>3.226</text:p>
          </table:table-cell>
          <table:table-cell table:style-name="ce5" table:formula="of:=(1+[$'Tanker Data'.$C$14])*[$'Model tests'.G5]" office:value-type="float" office:value="3.65858152820393" calcext:value-type="float">
            <text:p>3.659</text:p>
          </table:table-cell>
          <table:table-cell table:style-name="ce5" table:formula="of:=[.F5]-[.H5]-1000*[$'Tanker Data'.$C$9]" office:value-type="float" office:value="0.148110321783067" calcext:value-type="float">
            <text:p>0.148</text:p>
          </table:table-cell>
          <table:table-cell table:number-columns-repeated="55"/>
        </table:table-row>
        <table:table-row table:style-name="ro1">
          <table:table-cell/>
          <table:table-cell table:style-name="ce5" office:value-type="float" office:value="1.143" calcext:value-type="float">
            <text:p>1.143</text:p>
          </table:table-cell>
          <table:table-cell table:style-name="ce5" table:formula="of:=[.B6]/SQRT(9.81*[$'Tanker Data'.$C$3])" office:value-type="float" office:value="0.148710403194373" calcext:value-type="float">
            <text:p>0.149</text:p>
          </table:table-cell>
          <table:table-cell table:style-name="ce5" table:formula="of:=[.B6]*[$'Tanker Data'.$C$3]/([$'Tanker Data'.$C$10]/[$'Tanker Data'.$C$11])" office:value-type="float" office:value="6883146" calcext:value-type="float">
            <text:p>6883146.000</text:p>
          </table:table-cell>
          <table:table-cell table:style-name="ce5" office:value-type="float" office:value="22.6" calcext:value-type="float">
            <text:p>22.600</text:p>
          </table:table-cell>
          <table:table-cell table:style-name="ce5" table:formula="of:=1000*[.E6]/(0.5*[$'Tanker Data'.$C$11]*[.B6]^2*[$'Tanker Data'.$C$8])" office:value-type="float" office:value="3.81871965335515" calcext:value-type="float">
            <text:p>3.819</text:p>
          </table:table-cell>
          <table:table-cell table:style-name="ce5" table:formula="of:=1000*0.075/(LOG10([.D6]) - 2)^2" office:value-type="float" office:value="3.20455537317983" calcext:value-type="float">
            <text:p>3.205</text:p>
          </table:table-cell>
          <table:table-cell table:style-name="ce5" table:formula="of:=(1+[$'Tanker Data'.$C$14])*[$'Model tests'.G6]" office:value-type="float" office:value="3.63462557692073" calcext:value-type="float">
            <text:p>3.635</text:p>
          </table:table-cell>
          <table:table-cell table:style-name="ce5" table:formula="of:=[.F6]-[.H6]-1000*[$'Tanker Data'.$C$9]" office:value-type="float" office:value="0.155294076434413" calcext:value-type="float">
            <text:p>0.155</text:p>
          </table:table-cell>
          <table:table-cell table:number-columns-repeated="55"/>
        </table:table-row>
        <table:table-row table:style-name="ro1">
          <table:table-cell/>
          <table:table-cell table:style-name="ce5" office:value-type="float" office:value="1.184" calcext:value-type="float">
            <text:p>1.184</text:p>
          </table:table-cell>
          <table:table-cell table:style-name="ce5" table:formula="of:=[.B7]/SQRT(9.81*[$'Tanker Data'.$C$3])" office:value-type="float" office:value="0.154044722119105" calcext:value-type="float">
            <text:p>0.154</text:p>
          </table:table-cell>
          <table:table-cell table:style-name="ce5" table:formula="of:=[.B7]*[$'Tanker Data'.$C$3]/([$'Tanker Data'.$C$10]/[$'Tanker Data'.$C$11])" office:value-type="float" office:value="7130048" calcext:value-type="float">
            <text:p>7130048.000</text:p>
          </table:table-cell>
          <table:table-cell table:style-name="ce5" office:value-type="float" office:value="24.18" calcext:value-type="float">
            <text:p>24.180</text:p>
          </table:table-cell>
          <table:table-cell table:style-name="ce5" table:formula="of:=1000*[.E7]/(0.5*[$'Tanker Data'.$C$11]*[.B7]^2*[$'Tanker Data'.$C$8])" office:value-type="float" office:value="3.80762955993402" calcext:value-type="float">
            <text:p>3.808</text:p>
          </table:table-cell>
          <table:table-cell table:style-name="ce5" table:formula="of:=1000*0.075/(LOG10([.D7]) - 2)^2" office:value-type="float" office:value="3.18437447142963" calcext:value-type="float">
            <text:p>3.184</text:p>
          </table:table-cell>
          <table:table-cell table:style-name="ce5" table:formula="of:=(1+[$'Tanker Data'.$C$14])*[$'Model tests'.G7]" office:value-type="float" office:value="3.61173627930381" calcext:value-type="float">
            <text:p>3.612</text:p>
          </table:table-cell>
          <table:table-cell table:style-name="ce5" table:formula="of:=[.F7]-[.H7]-1000*[$'Tanker Data'.$C$9]" office:value-type="float" office:value="0.167093280630205" calcext:value-type="float">
            <text:p>0.167</text:p>
          </table:table-cell>
          <table:table-cell table:number-columns-repeated="55"/>
        </table:table-row>
        <table:table-row table:style-name="ro1">
          <table:table-cell/>
          <table:table-cell table:style-name="ce5" office:value-type="float" office:value="1.224" calcext:value-type="float">
            <text:p>1.224</text:p>
          </table:table-cell>
          <table:table-cell table:style-name="ce5" table:formula="of:=[.B8]/SQRT(9.81*[$'Tanker Data'.$C$3])" office:value-type="float" office:value="0.15924893570421" calcext:value-type="float">
            <text:p>0.159</text:p>
          </table:table-cell>
          <table:table-cell table:style-name="ce5" table:formula="of:=[.B8]*[$'Tanker Data'.$C$3]/([$'Tanker Data'.$C$10]/[$'Tanker Data'.$C$11])" office:value-type="float" office:value="7370928" calcext:value-type="float">
            <text:p>7370928.000</text:p>
          </table:table-cell>
          <table:table-cell table:style-name="ce5" office:value-type="float" office:value="25.84" calcext:value-type="float">
            <text:p>25.840</text:p>
          </table:table-cell>
          <table:table-cell table:style-name="ce5" table:formula="of:=1000*[.E8]/(0.5*[$'Tanker Data'.$C$11]*[.B8]^2*[$'Tanker Data'.$C$8])" office:value-type="float" office:value="3.80742600367757" calcext:value-type="float">
            <text:p>3.807</text:p>
          </table:table-cell>
          <table:table-cell table:style-name="ce5" table:formula="of:=1000*0.075/(LOG10([.D8]) - 2)^2" office:value-type="float" office:value="3.1655223708069" calcext:value-type="float">
            <text:p>3.166</text:p>
          </table:table-cell>
          <table:table-cell table:style-name="ce5" table:formula="of:=(1+[$'Tanker Data'.$C$14])*[$'Model tests'.G8]" office:value-type="float" office:value="3.59035411575142" calcext:value-type="float">
            <text:p>3.590</text:p>
          </table:table-cell>
          <table:table-cell table:style-name="ce5" table:formula="of:=[.F8]-[.H8]-1000*[$'Tanker Data'.$C$9]" office:value-type="float" office:value="0.188271887926155" calcext:value-type="float">
            <text:p>0.188</text:p>
          </table:table-cell>
          <table:table-cell table:number-columns-repeated="55"/>
        </table:table-row>
        <table:table-row table:style-name="ro1">
          <table:table-cell/>
          <table:table-cell table:style-name="ce5" office:value-type="float" office:value="1.265" calcext:value-type="float">
            <text:p>1.265</text:p>
          </table:table-cell>
          <table:table-cell table:style-name="ce5" table:formula="of:=[.B9]/SQRT(9.81*[$'Tanker Data'.$C$3])" office:value-type="float" office:value="0.164583254628942" calcext:value-type="float">
            <text:p>0.165</text:p>
          </table:table-cell>
          <table:table-cell table:style-name="ce5" table:formula="of:=[.B9]*[$'Tanker Data'.$C$3]/([$'Tanker Data'.$C$10]/[$'Tanker Data'.$C$11])" office:value-type="float" office:value="7617830" calcext:value-type="float">
            <text:p>7617830.000</text:p>
          </table:table-cell>
          <table:table-cell table:style-name="ce5" office:value-type="float" office:value="27.6" calcext:value-type="float">
            <text:p>27.600</text:p>
          </table:table-cell>
          <table:table-cell table:style-name="ce5" table:formula="of:=1000*[.E9]/(0.5*[$'Tanker Data'.$C$11]*[.B9]^2*[$'Tanker Data'.$C$8])" office:value-type="float" office:value="3.80741160261093" calcext:value-type="float">
            <text:p>3.807</text:p>
          </table:table-cell>
          <table:table-cell table:style-name="ce5" table:formula="of:=1000*0.075/(LOG10([.D9]) - 2)^2" office:value-type="float" office:value="3.14699267781113" calcext:value-type="float">
            <text:p>3.147</text:p>
          </table:table-cell>
          <table:table-cell table:style-name="ce5" table:formula="of:=(1+[$'Tanker Data'.$C$14])*[$'Model tests'.G9]" office:value-type="float" office:value="3.56933762882827" calcext:value-type="float">
            <text:p>3.569</text:p>
          </table:table-cell>
          <table:table-cell table:style-name="ce5" table:formula="of:=[.F9]-[.H9]-1000*[$'Tanker Data'.$C$9]" office:value-type="float" office:value="0.209273973782658" calcext:value-type="float">
            <text:p>0.209</text:p>
          </table:table-cell>
          <table:table-cell table:number-columns-repeated="55"/>
        </table:table-row>
        <table:table-row table:style-name="ro1">
          <table:table-cell/>
          <table:table-cell table:style-name="ce5" office:value-type="float" office:value="1.306" calcext:value-type="float">
            <text:p>1.306</text:p>
          </table:table-cell>
          <table:table-cell table:style-name="ce5" table:formula="of:=[.B10]/SQRT(9.81*[$'Tanker Data'.$C$3])" office:value-type="float" office:value="0.169917573553675" calcext:value-type="float">
            <text:p>0.170</text:p>
          </table:table-cell>
          <table:table-cell table:style-name="ce5" table:formula="of:=[.B10]*[$'Tanker Data'.$C$3]/([$'Tanker Data'.$C$10]/[$'Tanker Data'.$C$11])" office:value-type="float" office:value="7864732" calcext:value-type="float">
            <text:p>7864732.000</text:p>
          </table:table-cell>
          <table:table-cell table:style-name="ce5" office:value-type="float" office:value="29.5" calcext:value-type="float">
            <text:p>29.500</text:p>
          </table:table-cell>
          <table:table-cell table:style-name="ce5" table:formula="of:=1000*[.E10]/(0.5*[$'Tanker Data'.$C$11]*[.B10]^2*[$'Tanker Data'.$C$8])" office:value-type="float" office:value="3.81801350367441" calcext:value-type="float">
            <text:p>3.818</text:p>
          </table:table-cell>
          <table:table-cell table:style-name="ce5" table:formula="of:=1000*0.075/(LOG10([.D10]) - 2)^2" office:value-type="float" office:value="3.1292086390668" calcext:value-type="float">
            <text:p>3.129</text:p>
          </table:table-cell>
          <table:table-cell table:style-name="ce5" table:formula="of:=(1+[$'Tanker Data'.$C$14])*[$'Model tests'.G10]" office:value-type="float" office:value="3.54916686734851" calcext:value-type="float">
            <text:p>3.549</text:p>
          </table:table-cell>
          <table:table-cell table:style-name="ce5" table:formula="of:=[.F10]-[.H10]-1000*[$'Tanker Data'.$C$9]" office:value-type="float" office:value="0.240046636325895" calcext:value-type="float">
            <text:p>0.240</text:p>
          </table:table-cell>
          <table:table-cell table:number-columns-repeated="55"/>
        </table:table-row>
        <table:table-row table:style-name="ro1">
          <table:table-cell/>
          <table:table-cell table:style-name="ce5" office:value-type="float" office:value="1.347" calcext:value-type="float">
            <text:p>1.347</text:p>
          </table:table-cell>
          <table:table-cell table:style-name="ce5" table:formula="of:=[.B11]/SQRT(9.81*[$'Tanker Data'.$C$3])" office:value-type="float" office:value="0.175251892478407" calcext:value-type="float">
            <text:p>0.175</text:p>
          </table:table-cell>
          <table:table-cell table:style-name="ce5" table:formula="of:=[.B11]*[$'Tanker Data'.$C$3]/([$'Tanker Data'.$C$10]/[$'Tanker Data'.$C$11])" office:value-type="float" office:value="8111634" calcext:value-type="float">
            <text:p>8111634.000</text:p>
          </table:table-cell>
          <table:table-cell table:style-name="ce5" office:value-type="float" office:value="31.61" calcext:value-type="float">
            <text:p>31.610</text:p>
          </table:table-cell>
          <table:table-cell table:style-name="ce5" table:formula="of:=1000*[.E11]/(0.5*[$'Tanker Data'.$C$11]*[.B11]^2*[$'Tanker Data'.$C$8])" office:value-type="float" office:value="3.84583902792169" calcext:value-type="float">
            <text:p>3.846</text:p>
          </table:table-cell>
          <table:table-cell table:style-name="ce5" table:formula="of:=1000*0.075/(LOG10([.D11]) - 2)^2" office:value-type="float" office:value="3.11211780826106" calcext:value-type="float">
            <text:p>3.112</text:p>
          </table:table-cell>
          <table:table-cell table:style-name="ce5" table:formula="of:=(1+[$'Tanker Data'.$C$14])*[$'Model tests'.G11]" office:value-type="float" office:value="3.52978234639523" calcext:value-type="float">
            <text:p>3.530</text:p>
          </table:table-cell>
          <table:table-cell table:style-name="ce5" table:formula="of:=[.F11]-[.H11]-1000*[$'Tanker Data'.$C$9]" office:value-type="float" office:value="0.287256681526462" calcext:value-type="float">
            <text:p>0.287</text:p>
          </table:table-cell>
          <table:table-cell table:number-columns-repeated="55"/>
        </table:table-row>
        <table:table-row table:style-name="ro1">
          <table:table-cell/>
          <table:table-cell table:style-name="ce5" office:value-type="float" office:value="1.388" calcext:value-type="float">
            <text:p>1.388</text:p>
          </table:table-cell>
          <table:table-cell table:style-name="ce5" table:formula="of:=[.B12]/SQRT(9.81*[$'Tanker Data'.$C$3])" office:value-type="float" office:value="0.18058621140314" calcext:value-type="float">
            <text:p>0.181</text:p>
          </table:table-cell>
          <table:table-cell table:style-name="ce5" table:formula="of:=[.B12]*[$'Tanker Data'.$C$3]/([$'Tanker Data'.$C$10]/[$'Tanker Data'.$C$11])" office:value-type="float" office:value="8358536" calcext:value-type="float">
            <text:p>8358536.000</text:p>
          </table:table-cell>
          <table:table-cell table:style-name="ce5" office:value-type="float" office:value="34.02" calcext:value-type="float">
            <text:p>34.020</text:p>
          </table:table-cell>
          <table:table-cell table:style-name="ce5" table:formula="of:=1000*[.E12]/(0.5*[$'Tanker Data'.$C$11]*[.B12]^2*[$'Tanker Data'.$C$8])" office:value-type="float" office:value="3.89813768843818" calcext:value-type="float">
            <text:p>3.898</text:p>
          </table:table-cell>
          <table:table-cell table:style-name="ce5" table:formula="of:=1000*0.075/(LOG10([.D12]) - 2)^2" office:value-type="float" office:value="3.09567290079406" calcext:value-type="float">
            <text:p>3.096</text:p>
          </table:table-cell>
          <table:table-cell table:style-name="ce5" table:formula="of:=(1+[$'Tanker Data'.$C$14])*[$'Model tests'.G12]" office:value-type="float" office:value="3.5111304354968" calcext:value-type="float">
            <text:p>3.511</text:p>
          </table:table-cell>
          <table:table-cell table:style-name="ce5" table:formula="of:=[.F12]-[.H12]-1000*[$'Tanker Data'.$C$9]" office:value-type="float" office:value="0.358207252941379" calcext:value-type="float">
            <text:p>0.358</text:p>
          </table:table-cell>
          <table:table-cell table:number-columns-repeated="55"/>
        </table:table-row>
        <table:table-row table:style-name="ro1">
          <table:table-cell/>
          <table:table-cell table:style-name="ce5" office:value-type="float" office:value="1.428" calcext:value-type="float">
            <text:p>1.428</text:p>
          </table:table-cell>
          <table:table-cell table:style-name="ce5" table:formula="of:=[.B13]/SQRT(9.81*[$'Tanker Data'.$C$3])" office:value-type="float" office:value="0.185790424988245" calcext:value-type="float">
            <text:p>0.186</text:p>
          </table:table-cell>
          <table:table-cell table:style-name="ce5" table:formula="of:=[.B13]*[$'Tanker Data'.$C$3]/([$'Tanker Data'.$C$10]/[$'Tanker Data'.$C$11])" office:value-type="float" office:value="8599416" calcext:value-type="float">
            <text:p>8599416.000</text:p>
          </table:table-cell>
          <table:table-cell table:style-name="ce5" office:value-type="float" office:value="36.89" calcext:value-type="float">
            <text:p>36.890</text:p>
          </table:table-cell>
          <table:table-cell table:style-name="ce5" table:formula="of:=1000*[.E13]/(0.5*[$'Tanker Data'.$C$11]*[.B13]^2*[$'Tanker Data'.$C$8])" office:value-type="float" office:value="3.99350321438362" calcext:value-type="float">
            <text:p>3.994</text:p>
          </table:table-cell>
          <table:table-cell table:style-name="ce5" table:formula="of:=1000*0.075/(LOG10([.D13]) - 2)^2" office:value-type="float" office:value="3.08021066903961" calcext:value-type="float">
            <text:p>3.080</text:p>
          </table:table-cell>
          <table:table-cell table:style-name="ce5" table:formula="of:=(1+[$'Tanker Data'.$C$14])*[$'Model tests'.G13]" office:value-type="float" office:value="3.49359308117883" calcext:value-type="float">
            <text:p>3.494</text:p>
          </table:table-cell>
          <table:table-cell table:style-name="ce5" table:formula="of:=[.F13]-[.H13]-1000*[$'Tanker Data'.$C$9]" office:value-type="float" office:value="0.471110133204789" calcext:value-type="float">
            <text:p>0.471</text:p>
          </table:table-cell>
          <table:table-cell table:number-columns-repeated="55"/>
        </table:table-row>
        <table:table-row table:style-name="ro1">
          <table:table-cell/>
          <table:table-cell table:style-name="ce5" office:value-type="float" office:value="1.469" calcext:value-type="float">
            <text:p>1.469</text:p>
          </table:table-cell>
          <table:table-cell table:style-name="ce5" table:formula="of:=[.B14]/SQRT(9.81*[$'Tanker Data'.$C$3])" office:value-type="float" office:value="0.191124743912977" calcext:value-type="float">
            <text:p>0.191</text:p>
          </table:table-cell>
          <table:table-cell table:style-name="ce5" table:formula="of:=[.B14]*[$'Tanker Data'.$C$3]/([$'Tanker Data'.$C$10]/[$'Tanker Data'.$C$11])" office:value-type="float" office:value="8846318" calcext:value-type="float">
            <text:p>8846318.000</text:p>
          </table:table-cell>
          <table:table-cell table:style-name="ce5" office:value-type="float" office:value="40.39" calcext:value-type="float">
            <text:p>40.390</text:p>
          </table:table-cell>
          <table:table-cell table:style-name="ce5" table:formula="of:=1000*[.E14]/(0.5*[$'Tanker Data'.$C$11]*[.B14]^2*[$'Tanker Data'.$C$8])" office:value-type="float" office:value="4.13173119916763" calcext:value-type="float">
            <text:p>4.132</text:p>
          </table:table-cell>
          <table:table-cell table:style-name="ce5" table:formula="of:=1000*0.075/(LOG10([.D14]) - 2)^2" office:value-type="float" office:value="3.06491994557947" calcext:value-type="float">
            <text:p>3.065</text:p>
          </table:table-cell>
          <table:table-cell table:style-name="ce5" table:formula="of:=(1+[$'Tanker Data'.$C$14])*[$'Model tests'.G14]" office:value-type="float" office:value="3.47625025257833" calcext:value-type="float">
            <text:p>3.476</text:p>
          </table:table-cell>
          <table:table-cell table:style-name="ce5" table:formula="of:=[.F14]-[.H14]-1000*[$'Tanker Data'.$C$9]" office:value-type="float" office:value="0.626680946589299" calcext:value-type="float">
            <text:p>0.627</text:p>
          </table:table-cell>
          <table:table-cell table:number-columns-repeated="55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ip prediction" table:style-name="ta3">
        <office:forms form:automatic-focus="false" form:apply-design-mode="false"/>
        <table:table-column table:style-name="co8" table:default-cell-style-name="ce1"/>
        <table:table-column table:style-name="co5" table:default-cell-style-name="Default"/>
        <table:table-column table:style-name="co9" table:default-cell-style-name="ce1"/>
        <table:table-column table:style-name="co5" table:number-columns-repeated="3" table:default-cell-style-name="Default"/>
        <table:table-column table:style-name="co10" table:default-cell-style-name="ce1"/>
        <table:table-column table:style-name="co5" table:number-columns-repeated="57" table:default-cell-style-name="Default"/>
        <table:table-row table:style-name="ro1">
          <table:table-cell/>
          <table:table-cell table:style-name="ce8" table:number-columns-repeated="7"/>
          <table:table-cell table:number-columns-repeated="56"/>
        </table:table-row>
        <table:table-row table:style-name="ro1">
          <table:table-cell/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Rn</text:p>
          </table:table-cell>
          <table:table-cell table:style-name="ce2" office:value-type="string" calcext:value-type="string">
            <text:p>Cf</text:p>
          </table:table-cell>
          <table:table-cell table:style-name="ce2" office:value-type="string" calcext:value-type="string">
            <text:p>Cv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V [kts]</text:p>
          </table:table-cell>
          <table:table-cell table:number-columns-repeated="56"/>
        </table:table-row>
        <table:table-row table:style-name="ro1">
          <table:table-cell/>
          <table:table-cell table:style-name="ce1" table:formula="of:=[$'Model tests'.C3]*SQRT(9.81*[$'Tanker Data'.$D$3])" office:value-type="float" office:value="6.42837651172928" calcext:value-type="float">
            <text:p>6.42837651172928</text:p>
          </table:table-cell>
          <table:table-cell table:formula="of:=[.B3]*[$'Tanker Data'.$D$3]/([$'Tanker Data'.$D$10]/[$'Tanker Data'.$D$11])" office:value-type="float" office:value="1576043462.28654" calcext:value-type="float">
            <text:p>1576043462.28654</text:p>
          </table:table-cell>
          <table:table-cell table:style-name="ce1" table:formula="of:=1000*0.075/(LOG10([.C3]) - 2)^2" office:value-type="float" office:value="1.44773704458881" calcext:value-type="float">
            <text:p>1.44773704458881</text:p>
          </table:table-cell>
          <table:table-cell table:style-name="ce1" table:formula="of:=(1+[$'Tanker Data'.$C$14])*[.D3]" office:value-type="float" office:value="1.64203188216303" calcext:value-type="float">
            <text:p>1.64203188216303</text:p>
          </table:table-cell>
          <table:table-cell table:style-name="ce1" table:formula="of:=[.E3]+[$'Model tests'.I3]+1000*[$'Tanker Data'.$D$9]" office:value-type="float" office:value="1.81057763125563" calcext:value-type="float">
            <text:p>1.81057763125563</text:p>
          </table:table-cell>
          <table:table-cell table:style-name="ce6" table:formula="of:=[.F3]/1000*0.5*[$'Tanker Data'.$D$11]*[.B3]^2*[$'Tanker Data'.$D$8]" office:value-type="float" office:value="547994.564389389" calcext:value-type="float">
            <text:p>5.47995E+05</text:p>
          </table:table-cell>
          <table:table-cell table:style-name="ce1" table:formula="of:=[.B3]*3600/1852" office:value-type="float" office:value="12.4957642776595" calcext:value-type="float">
            <text:p>12.4957642776595</text:p>
          </table:table-cell>
          <table:table-cell table:number-columns-repeated="56"/>
        </table:table-row>
        <table:table-row table:style-name="ro1">
          <table:table-cell/>
          <table:table-cell table:style-name="ce1" table:formula="of:=[$'Model tests'.C4]*SQRT(9.81*[$'Tanker Data'.$D$3])" office:value-type="float" office:value="6.68677203818114" calcext:value-type="float">
            <text:p>6.68677203818114</text:p>
          </table:table-cell>
          <table:table-cell table:formula="of:=[.B4]*[$'Tanker Data'.$D$3]/([$'Tanker Data'.$D$10]/[$'Tanker Data'.$D$11])" office:value-type="float" office:value="1639394228.90786" calcext:value-type="float">
            <text:p>1639394228.90786</text:p>
          </table:table-cell>
          <table:table-cell table:style-name="ce1" table:formula="of:=1000*0.075/(LOG10([.C4]) - 2)^2" office:value-type="float" office:value="1.44087633157878" calcext:value-type="float">
            <text:p>1.44087633157878</text:p>
          </table:table-cell>
          <table:table-cell table:style-name="ce1" table:formula="of:=(1+[$'Tanker Data'.$C$14])*[.D4]" office:value-type="float" office:value="1.6342504210621" calcext:value-type="float">
            <text:p>1.6342504210621</text:p>
          </table:table-cell>
          <table:table-cell table:style-name="ce1" table:formula="of:=[.E4]+[$'Model tests'.I4]+1000*[$'Tanker Data'.$D$9]" office:value-type="float" office:value="1.8058209320343" calcext:value-type="float">
            <text:p>1.8058209320343</text:p>
          </table:table-cell>
          <table:table-cell table:style-name="ce6" table:formula="of:=[.F4]/1000*0.5*[$'Tanker Data'.$D$11]*[.B4]^2*[$'Tanker Data'.$D$8]" office:value-type="float" office:value="591376.696862436" calcext:value-type="float">
            <text:p>5.91377E+05</text:p>
          </table:table-cell>
          <table:table-cell table:style-name="ce1" table:formula="of:=[.B4]*3600/1852" office:value-type="float" office:value="12.9980449986242" calcext:value-type="float">
            <text:p>12.9980449986242</text:p>
          </table:table-cell>
          <table:table-cell table:number-columns-repeated="56"/>
        </table:table-row>
        <table:table-row table:style-name="ro1">
          <table:table-cell/>
          <table:table-cell table:style-name="ce1" table:formula="of:=[$'Model tests'.C5]*SQRT(9.81*[$'Tanker Data'.$D$3])" office:value-type="float" office:value="6.945167564633" calcext:value-type="float">
            <text:p>6.945167564633</text:p>
          </table:table-cell>
          <table:table-cell table:formula="of:=[.B5]*[$'Tanker Data'.$D$3]/([$'Tanker Data'.$D$10]/[$'Tanker Data'.$D$11])" office:value-type="float" office:value="1702744995.52918" calcext:value-type="float">
            <text:p>1702744995.52918</text:p>
          </table:table-cell>
          <table:table-cell table:style-name="ce1" table:formula="of:=1000*0.075/(LOG10([.C5]) - 2)^2" office:value-type="float" office:value="1.43432170024802" calcext:value-type="float">
            <text:p>1.43432170024802</text:p>
          </table:table-cell>
          <table:table-cell table:style-name="ce1" table:formula="of:=(1+[$'Tanker Data'.$C$14])*[.D5]" office:value-type="float" office:value="1.62681611960441" calcext:value-type="float">
            <text:p>1.62681611960441</text:p>
          </table:table-cell>
          <table:table-cell table:style-name="ce1" table:formula="of:=[.E5]+[$'Model tests'.I5]+1000*[$'Tanker Data'.$D$9]" office:value-type="float" office:value="1.80372644138748" calcext:value-type="float">
            <text:p>1.80372644138748</text:p>
          </table:table-cell>
          <table:table-cell table:style-name="ce6" table:formula="of:=[.F5]/1000*0.5*[$'Tanker Data'.$D$11]*[.B5]^2*[$'Tanker Data'.$D$8]" office:value-type="float" office:value="637224.723324388" calcext:value-type="float">
            <text:p>6.37225E+05</text:p>
          </table:table-cell>
          <table:table-cell table:style-name="ce1" table:formula="of:=[.B5]*3600/1852" office:value-type="float" office:value="13.500325719589" calcext:value-type="float">
            <text:p>13.500325719589</text:p>
          </table:table-cell>
          <table:table-cell table:number-columns-repeated="56"/>
        </table:table-row>
        <table:table-row table:style-name="ro1">
          <table:table-cell/>
          <table:table-cell table:style-name="ce1" table:formula="of:=[$'Model tests'.C6]*SQRT(9.81*[$'Tanker Data'.$D$3])" office:value-type="float" office:value="7.20356309108486" calcext:value-type="float">
            <text:p>7.20356309108486</text:p>
          </table:table-cell>
          <table:table-cell table:formula="of:=[.B6]*[$'Tanker Data'.$D$3]/([$'Tanker Data'.$D$10]/[$'Tanker Data'.$D$11])" office:value-type="float" office:value="1766095762.1505" calcext:value-type="float">
            <text:p>1766095762.1505</text:p>
          </table:table-cell>
          <table:table-cell table:style-name="ce1" table:formula="of:=1000*0.075/(LOG10([.C6]) - 2)^2" office:value-type="float" office:value="1.42804874867261" calcext:value-type="float">
            <text:p>1.42804874867261</text:p>
          </table:table-cell>
          <table:table-cell table:style-name="ce1" table:formula="of:=(1+[$'Tanker Data'.$C$14])*[.D6]" office:value-type="float" office:value="1.61970130098415" calcext:value-type="float">
            <text:p>1.61970130098415</text:p>
          </table:table-cell>
          <table:table-cell table:style-name="ce1" table:formula="of:=[.E6]+[$'Model tests'.I6]+1000*[$'Tanker Data'.$D$9]" office:value-type="float" office:value="1.80379537741856" calcext:value-type="float">
            <text:p>1.80379537741856</text:p>
          </table:table-cell>
          <table:table-cell table:style-name="ce6" table:formula="of:=[.F6]/1000*0.5*[$'Tanker Data'.$D$11]*[.B6]^2*[$'Tanker Data'.$D$8]" office:value-type="float" office:value="685548.976838813" calcext:value-type="float">
            <text:p>6.85549E+05</text:p>
          </table:table-cell>
          <table:table-cell table:style-name="ce1" table:formula="of:=[.B6]*3600/1852" office:value-type="float" office:value="14.0026064405537" calcext:value-type="float">
            <text:p>14.0026064405537</text:p>
          </table:table-cell>
          <table:table-cell>
            <draw:frame draw:z-index="0" draw:name="Chart 1" draw:style-name="gr1" draw:text-style-name="P1" svg:width="12.416cm" svg:height="7.618cm" svg:x="1.098cm" svg:y="0.291cm">
              <draw:object draw:notify-on-update-of-ranges="'Ship prediction'.H3:'Ship prediction'.H14 'Ship prediction'.G3:'Ship prediction'.G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5"/>
        </table:table-row>
        <table:table-row table:style-name="ro1">
          <table:table-cell/>
          <table:table-cell table:style-name="ce1" table:formula="of:=[$'Model tests'.C7]*SQRT(9.81*[$'Tanker Data'.$D$3])" office:value-type="float" office:value="7.46195861753673" calcext:value-type="float">
            <text:p>7.46195861753673</text:p>
          </table:table-cell>
          <table:table-cell table:formula="of:=[.B7]*[$'Tanker Data'.$D$3]/([$'Tanker Data'.$D$10]/[$'Tanker Data'.$D$11])" office:value-type="float" office:value="1829446528.77183" calcext:value-type="float">
            <text:p>1829446528.77183</text:p>
          </table:table-cell>
          <table:table-cell table:style-name="ce1" table:formula="of:=1000*0.075/(LOG10([.C7]) - 2)^2" office:value-type="float" office:value="1.42203581368932" calcext:value-type="float">
            <text:p>1.42203581368932</text:p>
          </table:table-cell>
          <table:table-cell table:style-name="ce1" table:formula="of:=(1+[$'Tanker Data'.$C$14])*[.D7]" office:value-type="float" office:value="1.61288139471399" calcext:value-type="float">
            <text:p>1.61288139471399</text:p>
          </table:table-cell>
          <table:table-cell table:style-name="ce1" table:formula="of:=[.E7]+[$'Model tests'.I7]+1000*[$'Tanker Data'.$D$9]" office:value-type="float" office:value="1.8087746753442" calcext:value-type="float">
            <text:p>1.8087746753442</text:p>
          </table:table-cell>
          <table:table-cell table:style-name="ce6" table:formula="of:=[.F7]/1000*0.5*[$'Tanker Data'.$D$11]*[.B7]^2*[$'Tanker Data'.$D$8]" office:value-type="float" office:value="737643.687433611" calcext:value-type="float">
            <text:p>7.37644E+05</text:p>
          </table:table-cell>
          <table:table-cell table:style-name="ce1" table:formula="of:=[.B7]*3600/1852" office:value-type="float" office:value="14.5048871615185" calcext:value-type="float">
            <text:p>14.5048871615185</text:p>
          </table:table-cell>
          <table:table-cell table:number-columns-repeated="56"/>
        </table:table-row>
        <table:table-row table:style-name="ro1">
          <table:table-cell/>
          <table:table-cell table:style-name="ce1" table:formula="of:=[$'Model tests'.C8]*SQRT(9.81*[$'Tanker Data'.$D$3])" office:value-type="float" office:value="7.71405181407513" calcext:value-type="float">
            <text:p>7.71405181407513</text:p>
          </table:table-cell>
          <table:table-cell table:formula="of:=[.B8]*[$'Tanker Data'.$D$3]/([$'Tanker Data'.$D$10]/[$'Tanker Data'.$D$11])" office:value-type="float" office:value="1891252154.74385" calcext:value-type="float">
            <text:p>1891252154.74385</text:p>
          </table:table-cell>
          <table:table-cell table:style-name="ce1" table:formula="of:=1000*0.075/(LOG10([.C8]) - 2)^2" office:value-type="float" office:value="1.41640164220978" calcext:value-type="float">
            <text:p>1.41640164220978</text:p>
          </table:table-cell>
          <table:table-cell table:style-name="ce1" table:formula="of:=(1+[$'Tanker Data'.$C$14])*[.D8]" office:value-type="float" office:value="1.60649108424044" calcext:value-type="float">
            <text:p>1.60649108424044</text:p>
          </table:table-cell>
          <table:table-cell table:style-name="ce1" table:formula="of:=[.E8]+[$'Model tests'.I8]+1000*[$'Tanker Data'.$D$9]" office:value-type="float" office:value="1.8235629721666" calcext:value-type="float">
            <text:p>1.8235629721666</text:p>
          </table:table-cell>
          <table:table-cell table:style-name="ce6" table:formula="of:=[.F8]/1000*0.5*[$'Tanker Data'.$D$11]*[.B8]^2*[$'Tanker Data'.$D$8]" office:value-type="float" office:value="794771.632112509" calcext:value-type="float">
            <text:p>7.94772E+05</text:p>
          </table:table-cell>
          <table:table-cell table:style-name="ce1" table:formula="of:=[.B8]*3600/1852" office:value-type="float" office:value="14.9949171331914" calcext:value-type="float">
            <text:p>14.9949171331914</text:p>
          </table:table-cell>
          <table:table-cell table:number-columns-repeated="56"/>
        </table:table-row>
        <table:table-row table:style-name="ro1">
          <table:table-cell/>
          <table:table-cell table:style-name="ce1" table:formula="of:=[$'Model tests'.C9]*SQRT(9.81*[$'Tanker Data'.$D$3])" office:value-type="float" office:value="7.97244734052699" calcext:value-type="float">
            <text:p>7.97244734052699</text:p>
          </table:table-cell>
          <table:table-cell table:formula="of:=[.B9]*[$'Tanker Data'.$D$3]/([$'Tanker Data'.$D$10]/[$'Tanker Data'.$D$11])" office:value-type="float" office:value="1954602921.36517" calcext:value-type="float">
            <text:p>1954602921.36517</text:p>
          </table:table-cell>
          <table:table-cell table:style-name="ce1" table:formula="of:=1000*0.075/(LOG10([.C9]) - 2)^2" office:value-type="float" office:value="1.41084756373551" calcext:value-type="float">
            <text:p>1.41084756373551</text:p>
          </table:table-cell>
          <table:table-cell table:style-name="ce1" table:formula="of:=(1+[$'Tanker Data'.$C$14])*[.D9]" office:value-type="float" office:value="1.60019161572516" calcext:value-type="float">
            <text:p>1.60019161572516</text:p>
          </table:table-cell>
          <table:table-cell table:style-name="ce1" table:formula="of:=[.E9]+[$'Model tests'.I9]+1000*[$'Tanker Data'.$D$9]" office:value-type="float" office:value="1.83826558950782" calcext:value-type="float">
            <text:p>1.83826558950782</text:p>
          </table:table-cell>
          <table:table-cell table:style-name="ce6" table:formula="of:=[.F9]/1000*0.5*[$'Tanker Data'.$D$11]*[.B9]^2*[$'Tanker Data'.$D$8]" office:value-type="float" office:value="855752.280820139" calcext:value-type="float">
            <text:p>8.55752E+05</text:p>
          </table:table-cell>
          <table:table-cell table:style-name="ce1" table:formula="of:=[.B9]*3600/1852" office:value-type="float" office:value="15.4971978541561" calcext:value-type="float">
            <text:p>15.4971978541561</text:p>
          </table:table-cell>
          <table:table-cell table:number-columns-repeated="56"/>
        </table:table-row>
        <table:table-row table:style-name="ro1">
          <table:table-cell/>
          <table:table-cell table:style-name="ce1" table:formula="of:=[$'Model tests'.C10]*SQRT(9.81*[$'Tanker Data'.$D$3])" office:value-type="float" office:value="8.23084286697886" calcext:value-type="float">
            <text:p>8.23084286697886</text:p>
          </table:table-cell>
          <table:table-cell table:formula="of:=[.B10]*[$'Tanker Data'.$D$3]/([$'Tanker Data'.$D$10]/[$'Tanker Data'.$D$11])" office:value-type="float" office:value="2017953687.98649" calcext:value-type="float">
            <text:p>2017953687.98649</text:p>
          </table:table-cell>
          <table:table-cell table:style-name="ce1" table:formula="of:=1000*0.075/(LOG10([.C10]) - 2)^2" office:value-type="float" office:value="1.40550172231291" calcext:value-type="float">
            <text:p>1.40550172231291</text:p>
          </table:table-cell>
          <table:table-cell table:style-name="ce1" table:formula="of:=(1+[$'Tanker Data'.$C$14])*[.D10]" office:value-type="float" office:value="1.59412833090026" calcext:value-type="float">
            <text:p>1.59412833090026</text:p>
          </table:table-cell>
          <table:table-cell table:style-name="ce1" table:formula="of:=[.E10]+[$'Model tests'.I10]+1000*[$'Tanker Data'.$D$9]" office:value-type="float" office:value="1.86297496722616" calcext:value-type="float">
            <text:p>1.86297496722616</text:p>
          </table:table-cell>
          <table:table-cell table:style-name="ce6" table:formula="of:=[.F10]/1000*0.5*[$'Tanker Data'.$D$11]*[.B10]^2*[$'Tanker Data'.$D$8]" office:value-type="float" office:value="924383.38284118" calcext:value-type="float">
            <text:p>9.24383E+05</text:p>
          </table:table-cell>
          <table:table-cell table:style-name="ce1" table:formula="of:=[.B10]*3600/1852" office:value-type="float" office:value="15.9994785751209" calcext:value-type="float">
            <text:p>15.9994785751209</text:p>
          </table:table-cell>
          <table:table-cell table:number-columns-repeated="56"/>
        </table:table-row>
        <table:table-row table:style-name="ro1">
          <table:table-cell/>
          <table:table-cell table:style-name="ce1" table:formula="of:=[$'Model tests'.C11]*SQRT(9.81*[$'Tanker Data'.$D$3])" office:value-type="float" office:value="8.48923839343072" calcext:value-type="float">
            <text:p>8.48923839343072</text:p>
          </table:table-cell>
          <table:table-cell table:formula="of:=[.B11]*[$'Tanker Data'.$D$3]/([$'Tanker Data'.$D$10]/[$'Tanker Data'.$D$11])" office:value-type="float" office:value="2081304454.60781" calcext:value-type="float">
            <text:p>2081304454.60781</text:p>
          </table:table-cell>
          <table:table-cell table:style-name="ce1" table:formula="of:=1000*0.075/(LOG10([.C11]) - 2)^2" office:value-type="float" office:value="1.40035007598776" calcext:value-type="float">
            <text:p>1.40035007598776</text:p>
          </table:table-cell>
          <table:table-cell table:style-name="ce1" table:formula="of:=(1+[$'Tanker Data'.$C$14])*[.D11]" office:value-type="float" office:value="1.58828530329857" calcext:value-type="float">
            <text:p>1.58828530329857</text:p>
          </table:table-cell>
          <table:table-cell table:style-name="ce1" table:formula="of:=[.E11]+[$'Model tests'.I11]+1000*[$'Tanker Data'.$D$9]" office:value-type="float" office:value="1.90434198482503" calcext:value-type="float">
            <text:p>1.90434198482503</text:p>
          </table:table-cell>
          <table:table-cell table:style-name="ce6" table:formula="of:=[.F11]/1000*0.5*[$'Tanker Data'.$D$11]*[.B11]^2*[$'Tanker Data'.$D$8]" office:value-type="float" office:value="1005168.54673799" calcext:value-type="float">
            <text:p>1.00517E+06</text:p>
          </table:table-cell>
          <table:table-cell table:style-name="ce1" table:formula="of:=[.B11]*3600/1852" office:value-type="float" office:value="16.5017592960856" calcext:value-type="float">
            <text:p>16.5017592960856</text:p>
          </table:table-cell>
          <table:table-cell table:number-columns-repeated="56"/>
        </table:table-row>
        <table:table-row table:style-name="ro1">
          <table:table-cell/>
          <table:table-cell table:style-name="ce1" table:formula="of:=[$'Model tests'.C12]*SQRT(9.81*[$'Tanker Data'.$D$3])" office:value-type="float" office:value="8.74763391988258" calcext:value-type="float">
            <text:p>8.74763391988258</text:p>
          </table:table-cell>
          <table:table-cell table:formula="of:=[.B12]*[$'Tanker Data'.$D$3]/([$'Tanker Data'.$D$10]/[$'Tanker Data'.$D$11])" office:value-type="float" office:value="2144655221.22913" calcext:value-type="float">
            <text:p>2144655221.22913</text:p>
          </table:table-cell>
          <table:table-cell table:style-name="ce1" table:formula="of:=1000*0.075/(LOG10([.C12]) - 2)^2" office:value-type="float" office:value="1.39537992341103" calcext:value-type="float">
            <text:p>1.39537992341103</text:p>
          </table:table-cell>
          <table:table-cell table:style-name="ce1" table:formula="of:=(1+[$'Tanker Data'.$C$14])*[.D12]" office:value-type="float" office:value="1.58264812697521" calcext:value-type="float">
            <text:p>1.58264812697521</text:p>
          </table:table-cell>
          <table:table-cell table:style-name="ce1" table:formula="of:=[.E12]+[$'Model tests'.I12]+1000*[$'Tanker Data'.$D$9]" office:value-type="float" office:value="1.96965537991659" calcext:value-type="float">
            <text:p>1.96965537991659</text:p>
          </table:table-cell>
          <table:table-cell table:style-name="ce6" table:formula="of:=[.F12]/1000*0.5*[$'Tanker Data'.$D$11]*[.B12]^2*[$'Tanker Data'.$D$8]" office:value-type="float" office:value="1103895.43007611" calcext:value-type="float">
            <text:p>1.10390E+06</text:p>
          </table:table-cell>
          <table:table-cell table:style-name="ce1" table:formula="of:=[.B12]*3600/1852" office:value-type="float" office:value="17.0040400170504" calcext:value-type="float">
            <text:p>17.0040400170504</text:p>
          </table:table-cell>
          <table:table-cell table:number-columns-repeated="56"/>
        </table:table-row>
        <table:table-row table:style-name="ro1">
          <table:table-cell/>
          <table:table-cell table:style-name="ce1" table:formula="of:=[$'Model tests'.C13]*SQRT(9.81*[$'Tanker Data'.$D$3])" office:value-type="float" office:value="8.99972711642099" calcext:value-type="float">
            <text:p>8.99972711642099</text:p>
          </table:table-cell>
          <table:table-cell table:formula="of:=[.B13]*[$'Tanker Data'.$D$3]/([$'Tanker Data'.$D$10]/[$'Tanker Data'.$D$11])" office:value-type="float" office:value="2206460847.20115" calcext:value-type="float">
            <text:p>2206460847.20115</text:p>
          </table:table-cell>
          <table:table-cell table:style-name="ce1" table:formula="of:=1000*0.075/(LOG10([.C13]) - 2)^2" office:value-type="float" office:value="1.39069487997896" calcext:value-type="float">
            <text:p>1.39069487997896</text:p>
          </table:table-cell>
          <table:table-cell table:style-name="ce1" table:formula="of:=(1+[$'Tanker Data'.$C$14])*[.D13]" office:value-type="float" office:value="1.57733432312283" calcext:value-type="float">
            <text:p>1.57733432312283</text:p>
          </table:table-cell>
          <table:table-cell table:style-name="ce1" table:formula="of:=[.E13]+[$'Model tests'.I13]+1000*[$'Tanker Data'.$D$9]" office:value-type="float" office:value="2.07724445632762" calcext:value-type="float">
            <text:p>2.07724445632762</text:p>
          </table:table-cell>
          <table:table-cell table:style-name="ce6" table:formula="of:=[.F13]/1000*0.5*[$'Tanker Data'.$D$11]*[.B13]^2*[$'Tanker Data'.$D$8]" office:value-type="float" office:value="1232261.21686081" calcext:value-type="float">
            <text:p>1.23226E+06</text:p>
          </table:table-cell>
          <table:table-cell table:style-name="ce1" table:formula="of:=[.B13]*3600/1852" office:value-type="float" office:value="17.4940699887233" calcext:value-type="float">
            <text:p>17.4940699887233</text:p>
          </table:table-cell>
          <table:table-cell table:number-columns-repeated="56"/>
        </table:table-row>
        <table:table-row table:style-name="ro1">
          <table:table-cell/>
          <table:table-cell table:style-name="ce1" table:formula="of:=[$'Model tests'.C14]*SQRT(9.81*[$'Tanker Data'.$D$3])" office:value-type="float" office:value="9.25812264287285" calcext:value-type="float">
            <text:p>9.25812264287285</text:p>
          </table:table-cell>
          <table:table-cell table:formula="of:=[.B14]*[$'Tanker Data'.$D$3]/([$'Tanker Data'.$D$10]/[$'Tanker Data'.$D$11])" office:value-type="float" office:value="2269811613.82248" calcext:value-type="float">
            <text:p>2269811613.82248</text:p>
          </table:table-cell>
          <table:table-cell table:style-name="ce1" table:formula="of:=1000*0.075/(LOG10([.C14]) - 2)^2" office:value-type="float" office:value="1.38605040804166" calcext:value-type="float">
            <text:p>1.38605040804166</text:p>
          </table:table-cell>
          <table:table-cell table:style-name="ce1" table:formula="of:=(1+[$'Tanker Data'.$C$14])*[.D14]" office:value-type="float" office:value="1.57206653569875" calcext:value-type="float">
            <text:p>1.57206653569875</text:p>
          </table:table-cell>
          <table:table-cell table:style-name="ce1" table:formula="of:=[.E14]+[$'Model tests'.I14]+1000*[$'Tanker Data'.$D$9]" office:value-type="float" office:value="2.22754748228804" calcext:value-type="float">
            <text:p>2.22754748228804</text:p>
          </table:table-cell>
          <table:table-cell table:style-name="ce6" table:formula="of:=[.F14]/1000*0.5*[$'Tanker Data'.$D$11]*[.B14]^2*[$'Tanker Data'.$D$8]" office:value-type="float" office:value="1398393.24808531" calcext:value-type="float">
            <text:p>1.39839E+06</text:p>
          </table:table-cell>
          <table:table-cell table:style-name="ce1" table:formula="of:=[.B14]*3600/1852" office:value-type="float" office:value="17.996350709688" calcext:value-type="float">
            <text:p>17.996350709688</text:p>
          </table:table-cell>
          <table:table-cell table:number-columns-repeated="56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1">
      <number:number number:decimal-places="3" number:min-decimal-places="3" number:min-integer-digits="1"/>
    </number:number-style>
    <number:number-style style:name="N142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4">00/00/0000</text:date>, <text:time style:data-style-name="N2" text:time-value="14:20:49.339513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del_20_tests" style:display-name="PageStyle_Model te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_20_prediction" style:display-name="PageStyle_Ship predic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nker_20_Data" style:display-name="PageStyle_Tanker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dc:language>en-GB</dc:language>
    <dc:date>2022-11-04T14:21:41.411172927</dc:date>
    <meta:editing-cycles>2</meta:editing-cycles>
    <meta:editing-duration>PT52S</meta:editing-duration>
    <meta:generator>LibreOffice/7.0.4.2$Linux_X86_64 LibreOffice_project/00$Build-2</meta:generator>
    <meta:document-statistic meta:table-count="3" meta:cell-count="231" meta:object-count="1"/>
    <meta:user-defined meta:name="AppVersion">15.00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42">
      <number:scientific-number number:decimal-places="5" number:min-decimal-places="5" number:min-integer-digits="1" number:min-exponent-digits="2" number:exponent-interval="1" number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minimum="12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4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svg:stroke-linecap="round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417cm" svg:height="7.619cm" xlink:href=".." xlink:type="simple" chart:class="chart:scatter" chart:column-mapping="1 0" chart:style-name="ch1">
        <chart:title svg:x="5.087cm" svg:y="0.287cm" chart:style-name="ch2">
          <text:p>Chart Title</text:p>
        </chart:title>
        <chart:plot-area chart:style-name="ch3" table:cell-range-address="'Ship prediction'.G3:'Ship prediction'.H14" svg:x="0.248cm" svg:y="1.23cm" svg:width="11.921cm" svg:height="6.237cm">
          <chart:coordinate-region svg:x="2.025cm" svg:y="1.398cm" svg:width="9.983cm" svg:height="5.63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Ship prediction'.G3:'Ship prediction'.G14" chart:class="chart:scatter">
            <chart:domain table:cell-range-address="'Ship prediction'.H3:'Ship prediction'.H14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4957642776595">
                <text:p>12.4957642776595</text:p>
                <draw:g>
                  <svg:desc>'Ship prediction'.H3:'Ship prediction'.H14</svg:desc>
                </draw:g>
              </table:table-cell>
              <table:table-cell office:value-type="float" office:value="547994.564389389">
                <text:p>547994.564389389</text:p>
                <draw:g>
                  <svg:desc>'Ship prediction'.G3:'Ship prediction'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9980449986242">
                <text:p>12.9980449986242</text:p>
              </table:table-cell>
              <table:table-cell office:value-type="float" office:value="591376.696862436">
                <text:p>591376.696862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500325719589">
                <text:p>13.500325719589</text:p>
              </table:table-cell>
              <table:table-cell office:value-type="float" office:value="637224.723324388">
                <text:p>637224.723324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0026064405537">
                <text:p>14.0026064405537</text:p>
              </table:table-cell>
              <table:table-cell office:value-type="float" office:value="685548.976838813">
                <text:p>685548.976838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5048871615185">
                <text:p>14.5048871615185</text:p>
              </table:table-cell>
              <table:table-cell office:value-type="float" office:value="737643.687433611">
                <text:p>737643.6874336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9949171331914">
                <text:p>14.9949171331914</text:p>
              </table:table-cell>
              <table:table-cell office:value-type="float" office:value="794771.632112509">
                <text:p>794771.632112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4971978541561">
                <text:p>15.4971978541561</text:p>
              </table:table-cell>
              <table:table-cell office:value-type="float" office:value="855752.280820139">
                <text:p>855752.280820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9994785751209">
                <text:p>15.9994785751209</text:p>
              </table:table-cell>
              <table:table-cell office:value-type="float" office:value="924383.38284118">
                <text:p>924383.382841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5017592960856">
                <text:p>16.5017592960856</text:p>
              </table:table-cell>
              <table:table-cell office:value-type="float" office:value="1005168.54673799">
                <text:p>1005168.546737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0040400170504">
                <text:p>17.0040400170504</text:p>
              </table:table-cell>
              <table:table-cell office:value-type="float" office:value="1103895.43007611">
                <text:p>1103895.430076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.4940699887233">
                <text:p>17.4940699887233</text:p>
              </table:table-cell>
              <table:table-cell office:value-type="float" office:value="1232261.21686081">
                <text:p>1232261.216860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.996350709688">
                <text:p>17.996350709688</text:p>
              </table:table-cell>
              <table:table-cell office:value-type="float" office:value="1398393.24808531">
                <text:p>1398393.248085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